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limentazione" table:style-name="ta1" table:print="false">
        <table:shapes>
          <draw:frame draw:z-index="0" draw:style-name="gr1" svg:width="3.1492in" svg:height="2.7555in" svg:x="7.8835in" svg:y="5.0161in">
            <draw:object draw:notify-on-update-of-ranges="alimentazione.K2:alimentazione.K2 alimentazione.K3:alimentazione.K25 alimentazione.A3:alimentazione.A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3.1492in" svg:height="2.7555in" svg:x="5.2087in" svg:y="4.9224in">
            <draw:object draw:notify-on-update-of-ranges="alimentazione.J2:alimentazione.J2 alimentazione.J3:alimentazione.J25 alimentazione.A3:alimentazione.A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 office:value-type="string">
            <text:p>alimentazione</text:p>
          </table:table-cell>
          <table:table-cell office:value-type="string">
            <text:p>conteggi T1</text:p>
          </table:table-cell>
          <table:table-cell office:value-type="string">
            <text:p>conteggi S1</text:p>
          </table:table-cell>
          <table:table-cell office:value-type="string">
            <text:p>conteggi S2</text:p>
          </table:table-cell>
          <table:table-cell office:value-type="string">
            <text:p>conteggi T2</text:p>
          </table:table-cell>
          <table:table-cell office:value-type="string">
            <text:p>doppie</text:p>
          </table:table-cell>
          <table:table-cell office:value-type="string">
            <text:p>triple S2</text:p>
          </table:table-cell>
          <table:table-cell office:value-type="string">
            <text:p>triple S1</text:p>
          </table:table-cell>
          <table:table-cell/>
          <table:table-cell office:value-type="string">
            <text:p>efficienza S1</text:p>
          </table:table-cell>
          <table:table-cell office:value-type="string">
            <text:p>efficienza S2</text:p>
          </table:table-cell>
          <table:table-cell/>
          <table:table-cell office:value-type="string">
            <text:p>MEDIA 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87">
            <text:p>587</text:p>
          </table:table-cell>
          <table:table-cell office:value-type="float" office:value="27069">
            <text:p>27069</text:p>
          </table:table-cell>
          <table:table-cell office:value-type="float" office:value="922978">
            <text:p>922978</text:p>
          </table:table-cell>
          <table:table-cell office:value-type="float" office:value="741">
            <text:p>741</text:p>
          </table:table-cell>
          <table:table-cell office:value-type="float" office:value="74">
            <text:p>74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H3]/[.F3]" office:value-type="float" office:value="0.027027027027027">
            <text:p>0.03</text:p>
          </table:table-cell>
          <table:table-cell table:formula="of:=[.G3]/[.F3]" office:value-type="float" office:value="0.027027027027027">
            <text:p>0.03</text:p>
          </table:table-cell>
          <table:table-cell table:number-columns-repeated="3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551">
            <text:p>551</text:p>
          </table:table-cell>
          <table:table-cell office:value-type="float" office:value="25983">
            <text:p>25983</text:p>
          </table:table-cell>
          <table:table-cell office:value-type="float" office:value="871154">
            <text:p>871154</text:p>
          </table:table-cell>
          <table:table-cell office:value-type="float" office:value="683">
            <text:p>683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H4]/[.F4]" office:value-type="float" office:value="0.0181818181818182">
            <text:p>0.02</text:p>
          </table:table-cell>
          <table:table-cell table:formula="of:=[.G4]/[.F4]" office:value-type="float" office:value="0.0181818181818182">
            <text:p>0.02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17">
            <text:p>617</text:p>
          </table:table-cell>
          <table:table-cell office:value-type="float" office:value="45226">
            <text:p>45226</text:p>
          </table:table-cell>
          <table:table-cell office:value-type="float" office:value="16406234">
            <text:p>16406234</text:p>
          </table:table-cell>
          <table:table-cell office:value-type="float" office:value="755">
            <text:p>755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/>
          <table:table-cell table:formula="of:=[.H5]/[.F5]" office:value-type="float" office:value="0.0606060606060606">
            <text:p>0.06</text:p>
          </table:table-cell>
          <table:table-cell table:formula="of:=[.G5]/[.F5]" office:value-type="float" office:value="0.257575757575758">
            <text:p>0.26</text:p>
          </table:table-cell>
          <table:table-cell table:number-columns-repeated="3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576">
            <text:p>576</text:p>
          </table:table-cell>
          <table:table-cell office:value-type="float" office:value="60056">
            <text:p>60056</text:p>
          </table:table-cell>
          <table:table-cell office:value-type="float" office:value="2619906">
            <text:p>2619906</text:p>
          </table:table-cell>
          <table:table-cell office:value-type="float" office:value="736">
            <text:p>736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table:formula="of:=[.H6]/[.F6]" office:value-type="float" office:value="0.0645161290322581">
            <text:p>0.06</text:p>
          </table:table-cell>
          <table:table-cell table:formula="of:=[.G6]/[.F6]" office:value-type="float" office:value="0.483870967741936">
            <text:p>0.48</text:p>
          </table:table-cell>
          <table:table-cell table:number-columns-repeated="3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592">
            <text:p>592</text:p>
          </table:table-cell>
          <table:table-cell office:value-type="float" office:value="74193">
            <text:p>74193</text:p>
          </table:table-cell>
          <table:table-cell office:value-type="float" office:value="13270055">
            <text:p>13270055</text:p>
          </table:table-cell>
          <table:table-cell office:value-type="float" office:value="803">
            <text:p>803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table:formula="of:=[.H7]/[.F7]" office:value-type="float" office:value="0.0952380952380952">
            <text:p>0.1</text:p>
          </table:table-cell>
          <table:table-cell table:formula="of:=[.G7]/[.F7]" office:value-type="float" office:value="0.555555555555556">
            <text:p>0.56</text:p>
          </table:table-cell>
          <table:table-cell table:number-columns-repeated="3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587">
            <text:p>587</text:p>
          </table:table-cell>
          <table:table-cell office:value-type="float" office:value="96354">
            <text:p>96354</text:p>
          </table:table-cell>
          <table:table-cell office:value-type="float" office:value="3569535">
            <text:p>3569535</text:p>
          </table:table-cell>
          <table:table-cell office:value-type="float" office:value="692">
            <text:p>692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/>
          <table:table-cell table:formula="of:=[.H8]/[.F8]" office:value-type="float" office:value="0.158730158730159">
            <text:p>0.16</text:p>
          </table:table-cell>
          <table:table-cell table:formula="of:=[.G8]/[.F8]" office:value-type="float" office:value="0.698412698412698">
            <text:p>0.7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612">
            <text:p>612</text:p>
          </table:table-cell>
          <table:table-cell office:value-type="float" office:value="143777">
            <text:p>143777</text:p>
          </table:table-cell>
          <table:table-cell office:value-type="float" office:value="361376">
            <text:p>361376</text:p>
          </table:table-cell>
          <table:table-cell office:value-type="float" office:value="782">
            <text:p>78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/>
          <table:table-cell table:formula="of:=[.H9]/[.F9]" office:value-type="float" office:value="0.328571428571429">
            <text:p>0.33</text:p>
          </table:table-cell>
          <table:table-cell table:formula="of:=[.G9]/[.F9]" office:value-type="float" office:value="0.757142857142857">
            <text:p>0.76</text:p>
          </table:table-cell>
          <table:table-cell table:number-columns-repeated="3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576">
            <text:p>576</text:p>
          </table:table-cell>
          <table:table-cell office:value-type="float" office:value="267931">
            <text:p>267931</text:p>
          </table:table-cell>
          <table:table-cell office:value-type="float" office:value="4702569">
            <text:p>4702569</text:p>
          </table:table-cell>
          <table:table-cell office:value-type="float" office:value="653">
            <text:p>653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/>
          <table:table-cell table:formula="of:=[.H10]/[.F10]" office:value-type="float" office:value="0.491525423728814">
            <text:p>0.49</text:p>
          </table:table-cell>
          <table:table-cell table:formula="of:=[.G10]/[.F10]" office:value-type="float" office:value="0.779661016949153">
            <text:p>0.78</text:p>
          </table:table-cell>
          <table:table-cell table:number-columns-repeated="3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661">
            <text:p>661</text:p>
          </table:table-cell>
          <table:table-cell office:value-type="float" office:value="492619">
            <text:p>492619</text:p>
          </table:table-cell>
          <table:table-cell office:value-type="float" office:value="8886354">
            <text:p>8886354</text:p>
          </table:table-cell>
          <table:table-cell office:value-type="float" office:value="755">
            <text:p>755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/>
          <table:table-cell table:formula="of:=[.H11]/[.F11]" office:value-type="float" office:value="0.625">
            <text:p>0.63</text:p>
          </table:table-cell>
          <table:table-cell table:formula="of:=[.G11]/[.F11]" office:value-type="float" office:value="0.859375">
            <text:p>0.86</text:p>
          </table:table-cell>
          <table:table-cell table:number-columns-repeated="3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585">
            <text:p>585</text:p>
          </table:table-cell>
          <table:table-cell office:value-type="float" office:value="723399">
            <text:p>723399</text:p>
          </table:table-cell>
          <table:table-cell office:value-type="float" office:value="13040851">
            <text:p>13040851</text:p>
          </table:table-cell>
          <table:table-cell office:value-type="float" office:value="721">
            <text:p>721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/>
          <table:table-cell table:formula="of:=[.H12]/[.F12]" office:value-type="float" office:value="0.681818181818182">
            <text:p>0.68</text:p>
          </table:table-cell>
          <table:table-cell table:formula="of:=[.G12]/[.F12]" office:value-type="float" office:value="0.787878787878788">
            <text:p>0.79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16">
            <text:p>616</text:p>
          </table:table-cell>
          <table:table-cell office:value-type="float" office:value="923688">
            <text:p>923688</text:p>
          </table:table-cell>
          <table:table-cell office:value-type="float" office:value="1890121">
            <text:p>1890121</text:p>
          </table:table-cell>
          <table:table-cell office:value-type="float" office:value="763">
            <text:p>763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/>
          <table:table-cell table:formula="of:=[.H13]/[.F13]" office:value-type="float" office:value="0.769230769230769">
            <text:p>0.77</text:p>
          </table:table-cell>
          <table:table-cell table:formula="of:=[.G13]/[.F13]" office:value-type="float" office:value="0.815384615384615">
            <text:p>0.82</text:p>
          </table:table-cell>
          <table:table-cell/>
          <table:table-cell table:formula="of:=AVERAGE([.J13];[.J14];[.J15])" office:value-type="float" office:value="0.805638386770462">
            <text:p>0.81</text:p>
          </table:table-cell>
          <table:table-cell table:formula="of:=AVERAGE([.K13];[.K14];[.K15])" office:value-type="float" office:value="0.858301446980692">
            <text:p>0.86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576">
            <text:p>576</text:p>
          </table:table-cell>
          <table:table-cell office:value-type="float" office:value="918483">
            <text:p>918483</text:p>
          </table:table-cell>
          <table:table-cell office:value-type="float" office:value="7671547">
            <text:p>7671547</text:p>
          </table:table-cell>
          <table:table-cell office:value-type="float" office:value="741">
            <text:p>741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/>
          <table:table-cell table:formula="of:=[.H14]/[.F14]" office:value-type="float" office:value="0.811320754716981">
            <text:p>0.81</text:p>
          </table:table-cell>
          <table:table-cell table:formula="of:=[.G14]/[.F14]" office:value-type="float" office:value="0.886792452830189">
            <text:p>0.89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12">
            <text:p>612</text:p>
          </table:table-cell>
          <table:table-cell office:value-type="float" office:value="910493">
            <text:p>910493</text:p>
          </table:table-cell>
          <table:table-cell office:value-type="float" office:value="2997724">
            <text:p>2997724</text:p>
          </table:table-cell>
          <table:table-cell office:value-type="float" office:value="726">
            <text:p>726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/>
          <table:table-cell table:formula="of:=[.H15]/[.F15]" office:value-type="float" office:value="0.836363636363636">
            <text:p>0.84</text:p>
          </table:table-cell>
          <table:table-cell table:formula="of:=[.G15]/[.F15]" office:value-type="float" office:value="0.872727272727273">
            <text:p>0.87</text:p>
          </table:table-cell>
          <table:table-cell table:number-columns-repeated="3"/>
        </table:table-row>
        <table:table-row table:style-name="ro1">
          <table:table-cell office:value-type="float" office:value="1225">
            <text:p>1225</text:p>
          </table:table-cell>
          <table:table-cell table:number-columns-repeated="11"/>
          <table:table-cell table:formula="of:=AVERAGE([.J17:.J18])" office:value-type="float" office:value="0.773995826812728">
            <text:p>0.77</text:p>
          </table:table-cell>
          <table:table-cell table:formula="of:=AVERAGE([.K17:.K18])" office:value-type="float" office:value="0.825117370892019">
            <text:p>0.83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585">
            <text:p>585</text:p>
          </table:table-cell>
          <table:table-cell office:value-type="float" office:value="1145217">
            <text:p>1145217</text:p>
          </table:table-cell>
          <table:table-cell office:value-type="float" office:value="5672267">
            <text:p>5672267</text:p>
          </table:table-cell>
          <table:table-cell office:value-type="float" office:value="756">
            <text:p>75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/>
          <table:table-cell table:formula="of:=[.H17]/[.F17]" office:value-type="float" office:value="0.759259259259259">
            <text:p>0.76</text:p>
          </table:table-cell>
          <table:table-cell table:formula="of:=[.G17]/[.F17]" office:value-type="float" office:value="0.833333333333333">
            <text:p>0.83</text:p>
          </table:table-cell>
          <table:table-cell table:number-columns-repeated="3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623">
            <text:p>623</text:p>
          </table:table-cell>
          <table:table-cell office:value-type="float" office:value="1143228">
            <text:p>1143228</text:p>
          </table:table-cell>
          <table:table-cell office:value-type="float" office:value="3439518">
            <text:p>3439518</text:p>
          </table:table-cell>
          <table:table-cell office:value-type="float" office:value="762">
            <text:p>762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/>
          <table:table-cell table:formula="of:=[.H18]/[.F18]" office:value-type="float" office:value="0.788732394366197">
            <text:p>0.79</text:p>
          </table:table-cell>
          <table:table-cell table:formula="of:=[.G18]/[.F18]" office:value-type="float" office:value="0.816901408450704">
            <text:p>0.82</text:p>
          </table:table-cell>
          <table:table-cell table:number-columns-repeated="3"/>
        </table:table-row>
        <table:table-row table:style-name="ro1">
          <table:table-cell office:value-type="float" office:value="1275">
            <text:p>1275</text:p>
          </table:table-cell>
          <table:table-cell table:number-columns-repeated="13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623">
            <text:p>623</text:p>
          </table:table-cell>
          <table:table-cell office:value-type="float" office:value="1259128">
            <text:p>1259128</text:p>
          </table:table-cell>
          <table:table-cell office:value-type="float" office:value="2988034">
            <text:p>2988034</text:p>
          </table:table-cell>
          <table:table-cell office:value-type="float" office:value="793">
            <text:p>793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/>
          <table:table-cell table:formula="of:=[.H20]/[.F20]" office:value-type="float" office:value="0.896551724137931">
            <text:p>0.9</text:p>
          </table:table-cell>
          <table:table-cell table:formula="of:=[.G20]/[.F20]" office:value-type="float" office:value="0.827586206896552">
            <text:p>0.83</text:p>
          </table:table-cell>
          <table:table-cell/>
          <table:table-cell table:formula="of:=AVERAGE([.J20:.J22])" office:value-type="float" office:value="0.819243604004449">
            <text:p>0.82</text:p>
          </table:table-cell>
          <table:table-cell table:formula="of:=AVERAGE([.K20:.K22])" office:value-type="float" office:value="0.865406006674082">
            <text:p>0.87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style-name="ce1" office:value-type="float" office:value="597">
            <text:p>597</text:p>
          </table:table-cell>
          <table:table-cell office:value-type="float" office:value="1243859">
            <text:p>1243859</text:p>
          </table:table-cell>
          <table:table-cell office:value-type="float" office:value="15576143">
            <text:p>15576143</text:p>
          </table:table-cell>
          <table:table-cell office:value-type="float" office:value="752">
            <text:p>752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587">
            <text:p>587</text:p>
          </table:table-cell>
          <table:table-cell office:value-type="float" office:value="1243282">
            <text:p>1243282</text:p>
          </table:table-cell>
          <table:table-cell office:value-type="float" office:value="15538566">
            <text:p>15538566</text:p>
          </table:table-cell>
          <table:table-cell office:value-type="float" office:value="691">
            <text:p>691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/>
          <table:table-cell table:formula="of:=[.H22]/[.F22]" office:value-type="float" office:value="0.741935483870968">
            <text:p>0.74</text:p>
          </table:table-cell>
          <table:table-cell table:formula="of:=[.G22]/[.F22]" office:value-type="float" office:value="0.903225806451613">
            <text:p>0.9</text:p>
          </table:table-cell>
          <table:table-cell table:number-columns-repeated="3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597">
            <text:p>597</text:p>
          </table:table-cell>
          <table:table-cell office:value-type="float" office:value="1319320">
            <text:p>1319320</text:p>
          </table:table-cell>
          <table:table-cell office:value-type="float" office:value="2413659">
            <text:p>2413659</text:p>
          </table:table-cell>
          <table:table-cell office:value-type="float" office:value="734">
            <text:p>734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/>
          <table:table-cell table:formula="of:=[.H23]/[.F23]" office:value-type="float" office:value="0.91358024691358">
            <text:p>0.91</text:p>
          </table:table-cell>
          <table:table-cell table:formula="of:=[.G23]/[.F23]" office:value-type="float" office:value="0.864197530864197">
            <text:p>0.86</text:p>
          </table:table-cell>
          <table:table-cell table:number-columns-repeated="3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656">
            <text:p>656</text:p>
          </table:table-cell>
          <table:table-cell office:value-type="float" office:value="1415093">
            <text:p>1415093</text:p>
          </table:table-cell>
          <table:table-cell office:value-type="float" office:value="1093933">
            <text:p>1093933</text:p>
          </table:table-cell>
          <table:table-cell office:value-type="float" office:value="796">
            <text:p>796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/>
          <table:table-cell table:formula="of:=[.H24]/[.F24]" office:value-type="float" office:value="0.959459459459459">
            <text:p>0.96</text:p>
          </table:table-cell>
          <table:table-cell table:formula="of:=[.G24]/[.F24]" office:value-type="float" office:value="0.905405405405405">
            <text:p>0.91</text:p>
          </table:table-cell>
          <table:table-cell/>
          <table:table-cell table:formula="of:=AVERAGE([.J24:.J25])" office:value-type="float" office:value="0.966216216216216">
            <text:p>0.97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600">
            <text:p>600</text:p>
          </table:table-cell>
          <table:table-cell office:value-type="float" office:value="1382531">
            <text:p>1382531</text:p>
          </table:table-cell>
          <table:table-cell office:value-type="float" office:value="2107219">
            <text:p>2107219</text:p>
          </table:table-cell>
          <table:table-cell office:value-type="float" office:value="757">
            <text:p>757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table:formula="of:=[.H25]/[.F25]" office:value-type="float" office:value="0.972972972972973">
            <text:p>0.97</text:p>
          </table:table-cell>
          <table:table-cell table:formula="of:=[.G25]/[.F25]" office:value-type="float" office:value="0.851351351351351">
            <text:p>0.85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597 1243859 15576143 752 78 59 66 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conteggi S1</text:p>
          </table:table-cell>
          <table:table-cell office:value-type="string">
            <text:p>doppie</text:p>
          </table:table-cell>
          <table:table-cell office:value-type="string">
            <text:p>triple S2</text:p>
          </table:table-cell>
          <table:table-cell office:value-type="string">
            <text:p>triple S1</text:p>
          </table:table-cell>
          <table:table-cell table:number-columns-repeated="9"/>
        </table:table-row>
        <table:table-row table:style-name="ro1">
          <table:table-cell office:value-type="float" office:value="1200">
            <text:p>1200</text:p>
          </table:table-cell>
          <table:table-cell table:formula="of:=AVERAGE([.C13:.C15])" office:value-type="float" office:value="917554.666666667">
            <text:p>917554.67</text:p>
          </table:table-cell>
          <table:table-cell table:formula="of:=AVERAGE([.F13:.F15])" office:value-type="float" office:value="57.6666666666667">
            <text:p>57.67</text:p>
          </table:table-cell>
          <table:table-cell table:formula="of:=AVERAGE([.G13:.G15])" office:value-type="float" office:value="49.3333333333333">
            <text:p>49.33</text:p>
          </table:table-cell>
          <table:table-cell table:formula="of:=AVERAGE([.H13:.H15])" office:value-type="float" office:value="46.3333333333333">
            <text:p>46.33</text:p>
          </table:table-cell>
          <table:table-cell table:number-columns-repeated="9"/>
        </table:table-row>
        <table:table-row table:style-name="ro1">
          <table:table-cell office:value-type="float" office:value="1250">
            <text:p>1250</text:p>
          </table:table-cell>
          <table:table-cell table:formula="of:=AVERAGE([.C17:.C18])" office:value-type="float" office:value="1144222.5">
            <text:p>1144222.5</text:p>
          </table:table-cell>
          <table:table-cell table:formula="of:=AVERAGE([.F17:.F18])" office:value-type="float" office:value="62.5">
            <text:p>62.5</text:p>
          </table:table-cell>
          <table:table-cell table:formula="of:=AVERAGE([.G17:.G18])" office:value-type="float" office:value="51.5">
            <text:p>51.5</text:p>
          </table:table-cell>
          <table:table-cell table:formula="of:=AVERAGE([.H17:.H18])" office:value-type="float" office:value="48.5">
            <text:p>48.5</text:p>
          </table:table-cell>
          <table:table-cell table:number-columns-repeated="9"/>
        </table:table-row>
        <table:table-row table:style-name="ro1">
          <table:table-cell office:value-type="float" office:value="1300">
            <text:p>1300</text:p>
          </table:table-cell>
          <table:table-cell table:formula="of:=AVERAGE([.C20:.C22])" office:value-type="float" office:value="1248756.33333333">
            <text:p>1248756.33</text:p>
          </table:table-cell>
          <table:table-cell table:formula="of:=AVERAGE([.F20:.F22])" office:value-type="float" office:value="66">
            <text:p>66</text:p>
          </table:table-cell>
          <table:table-cell table:formula="of:=AVERAGE([.G20:.G22])" office:value-type="float" office:value="54.3333333333333">
            <text:p>54.33</text:p>
          </table:table-cell>
          <table:table-cell table:formula="of:=AVERAGE([.H20:.H22])" office:value-type="float" office:value="54.6666666666667">
            <text:p>54.67</text:p>
          </table:table-cell>
          <table:table-cell table:number-columns-repeated="9"/>
        </table:table-row>
        <table:table-row table:style-name="ro1">
          <table:table-cell office:value-type="float" office:value="1400">
            <text:p>1400</text:p>
          </table:table-cell>
          <table:table-cell table:formula="of:=AVERAGE([.C24:.C25])" office:value-type="float" office:value="1398812">
            <text:p>1398812</text:p>
          </table:table-cell>
          <table:table-cell table:formula="of:=AVERAGE([.F24:.F25])" office:value-type="float" office:value="74">
            <text:p>74</text:p>
          </table:table-cell>
          <table:table-cell table:formula="of:=AVERAGE([.G24:.G25])" office:value-type="float" office:value="65">
            <text:p>65</text:p>
          </table:table-cell>
          <table:table-cell table:formula="of:=AVERAGE([.H24:.H25])" office:value-type="float" office:value="71.5">
            <text:p>71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RRORI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200">
            <text:p>1200</text:p>
          </table:table-cell>
          <table:table-cell table:number-columns-repeated="13"/>
        </table:table-row>
        <table:table-row table:style-name="ro1">
          <table:table-cell office:value-type="float" office:value="1250">
            <text:p>1250</text:p>
          </table:table-cell>
          <table:table-cell table:number-columns-repeated="13"/>
        </table:table-row>
        <table:table-row table:style-name="ro1">
          <table:table-cell office:value-type="float" office:value="1300">
            <text:p>1300</text:p>
          </table:table-cell>
          <table:table-cell table:number-columns-repeated="13"/>
        </table:table-row>
        <table:table-row table:style-name="ro1">
          <table:table-cell office:value-type="float" office:value="1400">
            <text:p>1400</text:p>
          </table:table-cell>
          <table:table-cell table:number-columns-repeated="13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<text:s/></text:p>
          </table:table-cell>
          <table:table-cell table:number-columns-repeated="3"/>
        </table:table-row>
      </table:table>
      <table:table table:name="STUDIO CONTEGGI" table:style-name="ta1" table:print="false">
        <table:table-column table:style-name="co1" table:default-cell-style-name="Default"/>
        <table:table-row table:style-name="ro1">
          <table:table-cell office:value-type="float" office:value="15934194">
            <text:p>15934194</text:p>
          </table:table-cell>
        </table:table-row>
        <table:table-row table:style-name="ro1">
          <table:table-cell office:value-type="float" office:value="15370741">
            <text:p>15370741</text:p>
          </table:table-cell>
        </table:table-row>
        <table:table-row table:style-name="ro1">
          <table:table-cell office:value-type="float" office:value="15464518">
            <text:p>15464518</text:p>
          </table:table-cell>
        </table:table-row>
        <table:table-row table:style-name="ro1">
          <table:table-cell office:value-type="float" office:value="15939441">
            <text:p>15939441</text:p>
          </table:table-cell>
        </table:table-row>
        <table:table-row table:style-name="ro1">
          <table:table-cell office:value-type="float" office:value="15968377">
            <text:p>15968377</text:p>
          </table:table-cell>
        </table:table-row>
        <table:table-row table:style-name="ro1">
          <table:table-cell office:value-type="float" office:value="16285929">
            <text:p>16285929</text:p>
          </table:table-cell>
        </table:table-row>
        <table:table-row table:style-name="ro1">
          <table:table-cell office:value-type="float" office:value="15113523">
            <text:p>15113523</text:p>
          </table:table-cell>
        </table:table-row>
        <table:table-row table:style-name="ro1">
          <table:table-cell office:value-type="float" office:value="15934194">
            <text:p>15934194</text:p>
          </table:table-cell>
        </table:table-row>
        <table:table-row table:style-name="ro1">
          <table:table-cell office:value-type="float" office:value="15411123">
            <text:p>15411123</text:p>
          </table:table-cell>
        </table:table-row>
        <table:table-row table:style-name="ro1">
          <table:table-cell office:value-type="float" office:value="16684086">
            <text:p>16684086</text:p>
          </table:table-cell>
        </table:table-row>
        <table:table-row table:style-name="ro1">
          <table:table-cell office:value-type="float" office:value="15886601">
            <text:p>15886601</text:p>
          </table:table-cell>
        </table:table-row>
        <table:table-row table:style-name="ro1">
          <table:table-cell office:value-type="float" office:value="16474625">
            <text:p>16474625</text:p>
          </table:table-cell>
        </table:table-row>
        <table:table-row table:style-name="ro1">
          <table:table-cell office:value-type="float" office:value="15292701">
            <text:p>15292701</text:p>
          </table:table-cell>
        </table:table-row>
        <table:table-row table:style-name="ro1">
          <table:table-cell office:value-type="float" office:value="15814436">
            <text:p>15814436</text:p>
          </table:table-cell>
        </table:table-row>
        <table:table-row table:style-name="ro1">
          <table:table-cell office:value-type="float" office:value="16121079">
            <text:p>1612107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3">03/03/2022</text:date>, <text:time>14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dents </meta:initial-creator>
    <meta:creation-date>2022-03-01T12:36:06</meta:creation-date>
    <dc:date>2022-03-03T14:46:39</dc:date>
    <dc:creator>Students </dc:creator>
    <meta:editing-duration>PT04H32M14S</meta:editing-duration>
    <meta:editing-cycles>5</meta:editing-cycles>
    <meta:generator>OpenOffice.org/3.1$Unix OpenOffice.org_project/310m19$Build-9420</meta:generator>
    <meta:document-statistic meta:table-count="3" meta:cell-count="275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842cm" svg:y="3.059cm" chart:style-name="ch2"/>
        <chart:plot-area chart:style-name="ch3" table:cell-range-address="alimentazione.A3:alimentazione.A25 alimentazione.J2:alimentazione.J25" chart:data-source-has-labels="row" svg:x="0.16cm" svg:y="0.14cm" svg:width="5.522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imentazione.J3:alimentazione.J25" chart:label-cell-address="alimentazione.J2:alimentazione.J2" chart:class="chart:scatter">
            <chart:domain table:cell-range-address="alimentazione.A3:alimentazione.A25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alimentazione.J2:alimentazione.J2">efficienza 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 text:id="alimentazione.A3:alimentazione.A25">900</text:p>
              </table:table-cell>
              <table:table-cell office:value-type="float" office:value="0.027027027027027">
                <text:p text:id="alimentazione.J3:alimentazione.J25">0.0270270270270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5">
                <text:p>1025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">
                <text:p>1050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5">
                <text:p>1075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">
                <text:p>1100</text:p>
              </table:table-cell>
              <table:table-cell office:value-type="float" office:value="0.328571428571429">
                <text:p>0.3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0.491525423728814">
                <text:p>0.491525423728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0">
                <text:p>115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5">
                <text:p>1175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0.836363636363636">
                <text:p>0.836363636363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5">
                <text:p>12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0">
                <text:p>1250</text:p>
              </table:table-cell>
              <table:table-cell office:value-type="float" office:value="0.759259259259259">
                <text:p>0.759259259259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0">
                <text:p>1250</text:p>
              </table:table-cell>
              <table:table-cell office:value-type="float" office:value="0.788732394366197">
                <text:p>0.788732394366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5">
                <text:p>12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0">
                <text:p>1300</text:p>
              </table:table-cell>
              <table:table-cell office:value-type="float" office:value="0.896551724137931">
                <text:p>0.896551724137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">
                <text:p>13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50">
                <text:p>1350</text:p>
              </table:table-cell>
              <table:table-cell office:value-type="float" office:value="0.91358024691358">
                <text:p>0.91358024691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0">
                <text:p>1400</text:p>
              </table:table-cell>
              <table:table-cell office:value-type="float" office:value="0.959459459459459">
                <text:p>0.959459459459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">
                <text:p>1400</text:p>
              </table:table-cell>
              <table:table-cell office:value-type="float" office:value="0.972972972972973">
                <text:p>0.972972972972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842cm" svg:y="3.059cm" chart:style-name="ch2"/>
        <chart:plot-area chart:style-name="ch3" table:cell-range-address="alimentazione.A3:alimentazione.A25 alimentazione.K2:alimentazione.K25" chart:data-source-has-labels="row" svg:x="0.16cm" svg:y="0.14cm" svg:width="5.522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imentazione.K3:alimentazione.K25" chart:label-cell-address="alimentazione.K2:alimentazione.K2" chart:class="chart:scatter">
            <chart:domain table:cell-range-address="alimentazione.A3:alimentazione.A25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alimentazione.K2:alimentazione.K2">efficienza S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 text:id="alimentazione.A3:alimentazione.A25">900</text:p>
              </table:table-cell>
              <table:table-cell office:value-type="float" office:value="0.027027027027027">
                <text:p text:id="alimentazione.K3:alimentazione.K25">0.0270270270270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57575757575758">
                <text:p>0.257575757575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5">
                <text:p>1025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">
                <text:p>105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5">
                <text:p>1075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">
                <text:p>1100</text:p>
              </table:table-cell>
              <table:table-cell office:value-type="float" office:value="0.757142857142857">
                <text:p>0.7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">
                <text:p>1125</text:p>
              </table:table-cell>
              <table:table-cell office:value-type="float" office:value="0.779661016949153">
                <text:p>0.779661016949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0">
                <text:p>115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5">
                <text:p>1175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815384615384615">
                <text:p>0.815384615384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886792452830189">
                <text:p>0.88679245283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0.872727272727273">
                <text:p>0.872727272727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5">
                <text:p>12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0">
                <text:p>125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0">
                <text:p>1250</text:p>
              </table:table-cell>
              <table:table-cell office:value-type="float" office:value="0.816901408450704">
                <text:p>0.816901408450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5">
                <text:p>12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0">
                <text:p>1300</text:p>
              </table:table-cell>
              <table:table-cell office:value-type="float" office:value="0.827586206896552">
                <text:p>0.827586206896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">
                <text:p>13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50">
                <text:p>1350</text:p>
              </table:table-cell>
              <table:table-cell office:value-type="float" office:value="0.864197530864197">
                <text:p>0.864197530864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0">
                <text:p>1400</text:p>
              </table:table-cell>
              <table:table-cell office:value-type="float" office:value="0.905405405405405">
                <text:p>0.905405405405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">
                <text:p>1400</text:p>
              </table:table-cell>
              <table:table-cell office:value-type="float" office:value="0.851351351351351">
                <text:p>0.8513513513513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